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8</text:p>
      <text:p text:style-name="Standard"/>
      <text:p text:style-name="Standard">even though we were producing all kinds of stuff, we still had to ration some things. </text:p>
      <text:p text:style-name="Standard">War Production Board – created to control the scarce items.</text:p>
      <text:p text:style-name="Standard">Set wage rates, fixed prices for wholesale &amp; retails goods, fixed rent, government had almost all control over economy. </text:p>
      <text:p text:style-name="Standard">Some things you just had to do without – big appliances were not being made, gas had to be rationed. </text:p>
      <text:p text:style-name="Standard">What the war shows, is that the United States has the military and industrial power to shape the world in the way we'd like it to be.</text:p>
      <text:p text:style-name="Standard">The 33 largest corporations in the United States received half of all military spending during the war.</text:p>
      <text:p text:style-name="Standard">The top 100 received 70% of all war-time contracts.</text:p>
      <text:p text:style-name="Standard">Small scale industries don't make the cut for being reliable during WWII.</text:p>
      <text:p text:style-name="Standard">In 1940, after tax profits of corporations were 6 billion.</text:p>
      <text:p text:style-name="Standard">1944, after tax profits were 11 billion.</text:p>
      <text:p text:style-name="Standard">Corporations during WWII profited greatly.</text:p>
      <text:p text:style-name="Standard"/>
      <text:p text:style-name="Standard">At the end of the war, the United States possess half of the worlds shipping capacity, possessed 2/3 of the gold reserves in the world, possessed 42% of the worlds income.</text:p>
      <text:p text:style-name="Standard">Number stuff</text:p>
      <text:p text:style-name="Standard">American workers during WWII produced 57% of all steel, 43% of all electricity, 63% of all oil.</text:p>
      <text:p text:style-name="Standard">Per capita income of an American in 1949 was $1,450 a year. 50% more than the average worker in any other country.</text:p>
      <text:p text:style-name="Standard">As soon as the war is over, conversion to domestic production resumes.</text:p>
      <text:p text:style-name="Standard">Industrial power of US was feared.</text:p>
      <text:p text:style-name="Standard">Allowed for creation of the most powerful machine invented by man.</text:p>
      <text:p text:style-name="Standard">The Manhattan Project.</text:p>
      <text:p text:style-name="Standard">Run by a man named Leslie Groves.</text:p>
      <text:p text:style-name="Standard">Run using nuclear fission. (I know what fission is)</text:p>
      <text:p text:style-name="Standard">At German Institute of Chemistry in Dec 1938, harnessed/mapped out process of fission.</text:p>
      <text:p text:style-name="Standard">By April of 1939, Germans embarked on a nuclear weapons research program.</text:p>
      <text:p text:style-name="Standard">Britain began similar in 1940, Japan April 1941.</text:p>
      <text:p text:style-name="Standard">We start after, finish first.</text:p>
      <text:p text:style-name="Standard">Manhattan Program started in 1942</text:p>
      <text:p text:style-name="Standard">Groves was responsible for the Pentagon in 1942.</text:p>
      <text:p text:style-name="Standard">he took a non-scientific attitude towards it.</text:p>
      <text:p text:style-name="Standard">If method x may work, we research method x, if method t may work, we research method t.</text:p>
      <text:p text:style-name="Standard">By the time “the gadget” it was successfully tested in 1945, Manhattan Project spent over 2 billion $, was employing over 150k people, and had constructed a series of plants in a number of diff locations, NM, Washington State, TN.</text:p>
      <text:p text:style-name="Standard">The way we were able to research all of these methods, allowed us to complete 2 different devices that worked and utilized different materials.</text:p>
      <text:p text:style-name="Standard">In TN, 59k acres of land, used to build plant.</text:p>
      <text:p text:style-name="Standard">Reason, provides cheap hydroelectric power.</text:p>
      <text:p text:style-name="Standard">Plant in Washington, provided necessary resources and material for a diff type of bomb.</text:p>
      <text:p text:style-name="Standard">Extracting Uranium-235 for a process of gaseous diffusion.</text:p>
      <text:p text:style-name="Standard">By this point, most other countries abandoned their nuclear programs.</text:p>
      <text:p text:style-name="Standard">Albert Shpear, Germany, placed in charge of nuclear production.</text:p>
      <text:p text:style-name="Standard"><text:soft-page-break/>Advising Hitler against nuclear weapons research program.</text:p>
      <text:p text:style-name="Standard">Explained it would have meant giving up every other project.</text:p>
      <text:p text:style-name="Standard">Germany gave up on nuclear program</text:p>
      <text:p text:style-name="Standard">Japanese.</text:p>
      <text:p text:style-name="Standard">Japanese scientists told Emporer it would eventually consume 10% of all their electricity.</text:p>
      <text:p text:style-name="Standard">Continued on a shoestring budget.</text:p>
      <text:p text:style-name="Standard">By 1944, produced 170 grams of Uranium Hexafluoride.</text:p>
      <text:p text:style-name="Standard">When we made it, we measured it in tons.</text:p>
      <text:p text:style-name="Standard">This showed the difference in production capabilities.</text:p>
      <text:p text:style-name="Standard">We then firebombed Tokyo, and their Uranium Hexafluoride was destroyed.</text:p>
      <text:p text:style-name="Standard">--Workings behind nuclear bomb--</text:p>
      <text:p text:style-name="Standard">By the end of the war it's possible for us to build a nuclear device every 6 weeks.</text:p>
      <text:p text:style-name="Standard">How is the government raising this money?</text:p>
      <text:p text:style-name="Standard">Government raised the money in 2 ways.</text:p>
      <text:list xml:id="list177017302931488438" text:style-name="L1">
        <text:list-item>
          <text:p text:style-name="P1">Government created new taxpayers</text:p>
          <text:list>
            <text:list-item>
              <text:p text:style-name="P1">In 1942, Congress passed another revenue act, added an additional 7 billion $ to the government. Lowered exemption for income dramatically. If you earned less than $624 you didn't have to pay taxes.</text:p>
            </text:list-item>
            <text:list-item>
              <text:p text:style-name="P1">During the war, 42.6 million Americans payed taxes in various forms. Almost all of them payed by withholding.</text:p>
            </text:list-item>
            <text:list-item>
              <text:p text:style-name="P1">45% of the expense was covered by taxes.</text:p>
            </text:list-item>
          </text:list>
        </text:list-item>
        <text:list-item>
          <text:p text:style-name="P1">Sale of public bonds.</text:p>
          <text:list>
            <text:list-item>
              <text:p text:style-name="P1">Raised another 49 billion $ for the government.</text:p>
            </text:list-item>
          </text:list>
        </text:list-item>
      </text:list>
      <text:p text:style-name="Standard"/>
      <text:p text:style-name="Standard">In WWI, no blacks were allowed to serve in combat roles.</text:p>
      <text:p text:style-name="Standard">In Civil War, same, with few exceptions.</text:p>
      <text:p text:style-name="Standard">In WWII, blacks served in service jobs.</text:p>
      <text:p text:style-name="Standard">Excluded in Army, Air Force, Marines, Navy (Unless serving as cooks).</text:p>
      <text:p text:style-name="Standard">In the US, 1948, Truman will address this, and desegregate the military.</text:p>
      <text:p text:style-name="Standard"/>
      <text:p text:style-name="Standard">92<text:span text:style-name="T1">nd</text:span> infantry division: All black unit fought primarily in Italy.</text:p>
      <text:p text:style-name="Standard">One place african americans served most effectively was the Coast Guard, treated most equally.</text:p>
      <text:p text:style-name="Standard">700 black officers.</text:p>
      <text:p text:style-name="Standard">Navy had 58.</text:p>
      <text:p text:style-name="Standard">Navy had 4 million sailors.</text:p>
      <text:p text:style-name="Standard">African American soldiers during the war were still beaten, killed, and lynched.</text:p>
      <text:p text:style-name="Standard">In march 1942, SGT. Thomas Foster, black member of 92<text:span text:style-name="T1">nd</text:span> engineering battalion, shot 5 times and killed by Littlerock Police in uniform for questioning the police for arresting a drunk black soldier.</text:p>
      <text:p text:style-name="Standard"/>
      <text:p text:style-name="Standard">Secretary of war, Henry (Stinsel?), when asked why black soldiers can't be in combat said “Negroes have been unable to master efficiently the techniques of modern weapons.”</text:p>
      <text:p text:style-name="Standard"/>
      <text:p text:style-name="Standard">In Korea, will have opportunity to disprove tha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4/13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13T14:07:30.19</meta:creation-date>
    <dc:date>2018-05-10T13:34:15.59</dc:date>
    <dc:creator>Timothy Cayer</dc:creator>
    <meta:editing-duration>PT1H58M7S</meta:editing-duration>
    <meta:editing-cycles>24</meta:editing-cycles>
    <meta:generator>OpenOffice/4.1.3$Win32 OpenOffice.org_project/413m1$Build-9783</meta:generator>
    <meta:document-statistic meta:table-count="0" meta:image-count="0" meta:object-count="0" meta:page-count="2" meta:paragraph-count="73" meta:word-count="829" meta:character-count="4900"/>
  </office:meta>
</office:document-meta>
</file>